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54.65mm"/>
    </style:style>
    <style:style style:name="co13" style:family="table-column">
      <style:table-column-properties fo:break-before="auto" style:column-width="10.46mm"/>
    </style:style>
    <style:style style:name="co14" style:family="table-column">
      <style:table-column-properties fo:break-before="auto" style:column-width="18.6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GOO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5"/>
          <table:table-cell table:style-name="ce5" office:value-type="string" calcext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10]+10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tstGoodTest.php</text:p>
          </table:table-cell>
          <table:table-cell table:style-name="ce5" office:value-type="string" calcext:value-type="string">
            <text:p>tstOneArg("one"):out</text:p>
          </table:table-cell>
          <table:table-cell table:style-name="ce5" table:number-columns-repeated="2"/>
          <table:table-cell table:style-name="ce5" office:value-type="string" calcext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AT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a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[.H11]+10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("empty")</text:p>
          </table:table-cell>
          <table:table-cell table:style-name="ce6" table:formula="of:=[.H12]+10" office:value-type="float" office:value="40" calcext:value-type="float">
            <text:p>40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TEXT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Text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13]+10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DATE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Dat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[.H14]+10" office:value-type="float" office:value="60" calcext:value-type="float">
            <text:p>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VIS1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[.B16];[.I16])" office:value-type="string" office:string-value="TST_VIS1W" calcext:value-type="string">
            <text:p>TST_VIS1W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15]+10" office:value-type="float" office:value="70" calcext:value-type="float">
            <text:p>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VIS2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[.B17];[.I17])" office:value-type="string" office:string-value="TST_VIS2R" calcext:value-type="string">
            <text:p>TST_VIS2R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16]+10" office:value-type="float" office:value="80" calcext:value-type="float">
            <text:p>80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VIS3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[.B18];[.I18])" office:value-type="string" office:string-value="TST_VIS3H" calcext:value-type="string">
            <text:p>TST_VIS3H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17]+10" office:value-type="float" office:value="90" calcext:value-type="float">
            <text:p>90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VIS4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[.B19];[.I19])" office:value-type="string" office:string-value="TST_VIS4I" calcext:value-type="string">
            <text:p>TST_VIS4I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18]+10" office:value-type="float" office:value="100" calcext:value-type="float">
            <text:p>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VIS5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[.B20];[.I20])" office:value-type="string" office:string-value="TST_VIS5O" calcext:value-type="string">
            <text:p>TST_VIS5O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19]+10" office:value-type="float" office:value="110" calcext:value-type="float">
            <text:p>110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NUM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Enum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spring|Printemps,summer|été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ENUM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Enum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19\.6|19\,6%</text:p>
          </table:table-cell>
          <table:table-cell table:style-name="ce5" table:number-columns-repeated="243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08:58:11.390226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09:00:23.269730759</dc:date>
    <dc:creator>Eric Brison</dc:creator>
    <meta:generator>LibreOffice/6.0.7.3$Linux_X86_64 LibreOffice_project/00m0$Build-3</meta:generator>
    <meta:editing-duration>P1DT19H27M55S</meta:editing-duration>
    <meta:editing-cycles>43</meta:editing-cycles>
    <meta:document-statistic meta:table-count="1" meta:cell-count="177" meta:object-count="0"/>
  </office:meta>
</office:document-meta>
</file>